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fo:font-style="italic" style:text-underline-style="none" style:font-style-asian="italic" style:font-style-complex="italic"/>
    </style:style>
    <style:style style:name="T7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1FF11_1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1, FF 1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1872</text:p>
      <text:p text:style-name="P5">Month<text:tab/><text:tab/><text:tab/><text:tab/><text:tab/><text:tab/></text:p>
      <text:p text:style-name="P5">Year<text:tab/><text:tab/><text:tab/><text:tab/><text:tab/><text:tab/>1872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Funeral sermons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text:tab/><text:tab/><text:tab/><text:tab/><text:tab/>N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Clara Morais; Cornelia Hart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Note: The number "152" is written in pencil and circled in the top right corner of the page.]</text:p>
      <text:p text:style-name="P2">Delivered at the laying of the tomb-stone over my lamented wife,/</text:p>
      <text:p text:style-name="P2">&amp; Cornelia Hart, buried next to each other./</text:p>
      <text:p text:style-name="P3"><text:tab/>My dear Clara! <text:s/>Sweet Cornelia! <text:s/>You have reached/ the haven of salvation, but we have been left in this vale of/ tears, bent under the burden of trials and sorrow Oh! may/ the assurance that you still think of us with undying affection,/ lessen this anguish which preys upon our souls. <text:s/>Do you,/ dearest ones, do you retain knowledge of those you fondly loved/ while on earth?.....Let then your spirits hover around them,/ and watch, that they may not be tainted with sin. <text:s/>My dear/ Clara! <text:s/>Be the guardian angel of our children, and they shall/ grow pure as you were virtuous. <text:s/>Be also with your sorely/ afflicted husband, and he will devote the rest of his days to/ the pursuit of righteousness. <text:s/>Let him become worthy of meeting/ you--his faithful wife--in spiritual association./</text:p>
      <text:p text:style-name="P3">Sweet Cornelia! <text:s/>May the memory of your precious qualities, comfort those/ who bemoan your loss. <text:s/>May your piety and goodness of heart, form/ the theme of their familiar <text:span text:style-name="T2">intercourse</text:span><text:span text:style-name="T4"> converse; the exemplar of your father's/ cherished descendants. <text:s/>And Thou O God! who hast chastened us/ so fearfully--though </text:span><text:span text:style-name="T5">justly</text:span><text:span text:style-name="T6"> </text:span><text:span text:style-name="T7">we must believe--grant us Thy/ support in this sad bereavement. <text:s/>Raise our thoughts heavenward,/ whence "help cometh." <text:s/>Breathe into us the consoling conviction that/ Thou hast forgiven any shortcoming</text:span><text:span text:style-name="T3">s</text:span><text:span text:style-name="T7"> of the dear departed, whose flesh/ is being consumed in these two cold graves. <text:s/>And do Thou guide their/ mournful survivors always in the path of rectitude, which leads securely to the way of/ </text:span><text:span text:style-name="T3">right</text:span><text:span text:style-name="T7"> salvatio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2T13:40:12.06</meta:creation-date>
    <meta:document-statistic meta:table-count="0" meta:image-count="0" meta:object-count="0" meta:page-count="2" meta:paragraph-count="65" meta:word-count="453" meta:character-count="3010"/>
    <dc:date>2012-11-12T13:49:15.63</dc:date>
    <meta:editing-duration>PT9M3S</meta:editing-duration>
    <meta:editing-cycles>1</meta:editing-cycles>
    <meta:generator>OpenOffice.org/3.4.1$Win32 OpenOffice.org_project/341m1$Build-9593</meta:generator>
  </office:meta>
</office:document-meta>
</file>